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P1" style:family="paragraph" style:parent-style-name="Heading_20_3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a0a23" loext:opacity="100%" style:font-name="Liberation Serif" fo:font-size="12pt" fo:letter-spacing="normal" fo:font-style="normal" fo:font-weight="bold" officeooo:rsid="0012473b" officeooo:paragraph-rsid="0012473b" style:font-size-asian="12pt" style:font-size-complex="12pt"/>
    </style:style>
    <style:style style:name="P2" style:family="paragraph" style:parent-style-name="Text_20_body">
      <style:paragraph-properties fo:margin-top="0in" fo:margin-bottom="0in" style:contextual-spacing="false" fo:orphans="2" fo:widows="2" fo:padding="0in" fo:border="none"/>
      <style:text-properties fo:font-variant="normal" fo:text-transform="none" fo:color="#0a0a23" loext:opacity="100%" style:font-name="Liberation Serif" fo:font-size="12pt" fo:letter-spacing="normal" fo:font-style="normal" fo:font-weight="normal" officeooo:rsid="00108f9c" officeooo:paragraph-rsid="00114dbb" style:font-size-asian="12pt" style:font-size-complex="12pt"/>
    </style:style>
    <style:style style:name="P3" style:family="paragraph" style:parent-style-name="Text_20_body">
      <style:paragraph-properties fo:margin-top="0in" fo:margin-bottom="0in" style:contextual-spacing="false" fo:orphans="2" fo:widows="2" fo:padding="0in" fo:border="none"/>
      <style:text-properties fo:font-variant="normal" fo:text-transform="none" fo:color="#0a0a23" loext:opacity="100%" style:font-name="Liberation Serif" fo:font-size="12pt" fo:letter-spacing="normal" fo:font-style="normal" fo:font-weight="normal" style:font-size-asian="12pt" style:font-size-complex="12pt"/>
    </style:style>
    <style:style style:name="P4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a0a23" loext:opacity="100%" style:font-name="Liberation Serif" fo:font-size="12pt" fo:letter-spacing="normal" fo:font-style="normal" fo:font-weight="normal" style:font-size-asian="12pt" style:font-size-complex="12pt"/>
    </style:style>
    <style:style style:name="P5" style:family="paragraph" style:parent-style-name="Text_20_body">
      <style:paragraph-properties fo:margin-top="0in" fo:margin-bottom="0in" style:contextual-spacing="false" fo:orphans="2" fo:widows="2" fo:padding="0in" fo:border="none"/>
      <style:text-properties fo:font-variant="normal" fo:text-transform="none" fo:color="#0a0a23" loext:opacity="100%" style:font-name="Liberation Serif" fo:font-size="12pt" fo:letter-spacing="normal" fo:font-style="normal" fo:font-weight="normal" officeooo:rsid="00114dbb" officeooo:paragraph-rsid="00114dbb" style:font-size-asian="12pt" style:font-size-complex="12pt"/>
    </style:style>
    <style:style style:name="P6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a0a23" loext:opacity="100%" style:font-name="Liberation Serif" fo:font-size="12pt" fo:letter-spacing="normal" fo:font-style="normal" fo:font-weight="normal" officeooo:rsid="0012473b" officeooo:paragraph-rsid="0012473b" style:font-size-asian="12pt" style:font-size-complex="12pt"/>
    </style:style>
    <style:style style:name="P7" style:family="paragraph" style:parent-style-name="Heading_20_3">
      <style:paragraph-properties fo:margin-left="0in" fo:margin-right="0in" fo:line-height="114%" fo:orphans="2" fo:widows="2" fo:text-indent="0in" style:auto-text-indent="false" fo:padding="0in" fo:border="none"/>
      <style:text-properties fo:font-variant="normal" fo:text-transform="none" style:font-name="Liberation Serif" fo:font-size="12pt" fo:letter-spacing="normal" fo:font-style="normal" fo:font-weight="bold" style:font-size-asian="12pt" style:font-size-complex="12pt"/>
    </style:style>
    <style:style style:name="P8" style:family="paragraph" style:parent-style-name="Heading_20_3">
      <style:paragraph-properties fo:margin-left="0in" fo:margin-right="0in" fo:line-height="114%" fo:orphans="2" fo:widows="2" fo:text-indent="0in" style:auto-text-indent="false" fo:padding="0in" fo:border="none"/>
      <style:text-properties fo:font-variant="normal" fo:text-transform="none" style:font-name="Liberation Serif" fo:font-size="12pt" fo:letter-spacing="normal" fo:font-style="normal" fo:font-weight="bold" officeooo:paragraph-rsid="0012473b" style:font-size-asian="12pt" style:font-size-complex="12pt"/>
    </style:style>
    <style:style style:name="P9" style:family="paragraph" style:parent-style-name="Heading_20_3">
      <style:text-properties fo:font-variant="normal" fo:text-transform="none" fo:color="#030303" loext:opacity="100%" style:font-name="Liberation Serif" fo:font-size="12pt" fo:letter-spacing="normal" fo:font-style="normal" fo:font-weight="bold" officeooo:rsid="00108f9c" officeooo:paragraph-rsid="0014f4aa" fo:background-color="#f9f9f9" style:font-size-asian="12pt" style:font-size-complex="12pt" loext:padding="0in" loext:border="none"/>
    </style:style>
    <style:style style:name="P10" style:family="paragraph" style:parent-style-name="Standard">
      <style:text-properties fo:font-variant="normal" fo:text-transform="none" fo:color="#030303" loext:opacity="100%" style:font-name="Liberation Serif" fo:font-size="12pt" fo:letter-spacing="normal" fo:font-style="normal" fo:font-weight="normal" officeooo:rsid="000e4a60" officeooo:paragraph-rsid="000e85fd" fo:background-color="#f9f9f9" style:font-size-asian="12pt" style:font-size-complex="12pt" loext:padding="0in" loext:border="none"/>
    </style:style>
    <style:style style:name="P11" style:family="paragraph" style:parent-style-name="Standard">
      <style:text-properties fo:font-variant="normal" fo:text-transform="none" fo:color="#030303" loext:opacity="100%" style:font-name="Liberation Serif" fo:font-size="12pt" fo:letter-spacing="normal" fo:font-style="normal" fo:font-weight="normal" officeooo:rsid="000f1c4f" officeooo:paragraph-rsid="000f1c4f" fo:background-color="#f9f9f9" style:font-size-asian="12pt" style:font-size-complex="12pt" loext:padding="0in" loext:border="none"/>
    </style:style>
    <style:style style:name="P12" style:family="paragraph" style:parent-style-name="Standard">
      <style:text-properties fo:font-variant="normal" fo:text-transform="none" fo:color="#030303" loext:opacity="100%" style:font-name="Liberation Serif" fo:font-size="12pt" fo:letter-spacing="normal" fo:font-style="normal" fo:font-weight="normal" officeooo:rsid="00103b5e" officeooo:paragraph-rsid="000f1c4f" fo:background-color="#f9f9f9" style:font-size-asian="12pt" style:font-size-complex="12pt" loext:padding="0in" loext:border="none"/>
    </style:style>
    <style:style style:name="P13" style:family="paragraph" style:parent-style-name="Standard">
      <style:text-properties fo:font-variant="normal" fo:text-transform="none" fo:color="#030303" loext:opacity="100%" style:font-name="Liberation Serif" fo:font-size="12pt" fo:letter-spacing="normal" fo:font-style="normal" fo:font-weight="normal" officeooo:rsid="00108f9c" officeooo:paragraph-rsid="00108f9c" fo:background-color="#f9f9f9" style:font-size-asian="12pt" style:font-size-complex="12pt" loext:padding="0in" loext:border="none"/>
    </style:style>
    <style:style style:name="P14" style:family="paragraph" style:parent-style-name="Standard">
      <style:text-properties fo:font-variant="normal" fo:text-transform="none" fo:color="#030303" loext:opacity="100%" style:font-name="Liberation Serif" fo:font-size="12pt" fo:letter-spacing="normal" fo:font-style="normal" fo:font-weight="normal" officeooo:rsid="00108f9c" officeooo:paragraph-rsid="00114dbb" fo:background-color="#f9f9f9" style:font-size-asian="12pt" style:font-size-complex="12pt" loext:padding="0in" loext:border="none"/>
    </style:style>
    <style:style style:name="P15" style:family="paragraph" style:parent-style-name="Standard">
      <style:text-properties officeooo:rsid="000ca05d" officeooo:paragraph-rsid="000ca05d"/>
    </style:style>
    <style:style style:name="P16" style:family="paragraph" style:parent-style-name="Standard">
      <style:text-properties officeooo:rsid="000cee60" officeooo:paragraph-rsid="000cee60"/>
    </style:style>
    <style:style style:name="P17" style:family="paragraph" style:parent-style-name="Standard">
      <style:text-properties officeooo:rsid="000d0237" officeooo:paragraph-rsid="000d0237"/>
    </style:style>
    <style:style style:name="P18" style:family="paragraph" style:parent-style-name="Standard">
      <style:text-properties officeooo:rsid="000e4a60" officeooo:paragraph-rsid="000e4a60"/>
    </style:style>
    <style:style style:name="P19" style:family="paragraph" style:parent-style-name="Standard">
      <style:text-properties style:font-name="Liberation Serif" fo:font-size="12pt" officeooo:paragraph-rsid="00114dbb" style:font-size-asian="12pt" style:font-size-complex="12pt"/>
    </style:style>
    <style:style style:name="P20" style:family="paragraph" style:parent-style-name="Heading_20_3">
      <style:text-properties fo:font-variant="normal" fo:text-transform="none" fo:color="#030303" loext:opacity="100%" style:font-name="Liberation Serif" fo:font-size="12pt" fo:letter-spacing="normal" fo:font-style="normal" fo:font-weight="bold" officeooo:rsid="00108f9c" officeooo:paragraph-rsid="0014f4aa" fo:background-color="#f9f9f9" style:font-size-asian="12pt" style:font-size-complex="12pt" loext:padding="0in" loext:border="none"/>
    </style:style>
    <style:style style:name="P21" style:family="paragraph" style:parent-style-name="Standard" style:list-style-name="L1">
      <style:text-properties officeooo:rsid="000cee60" officeooo:paragraph-rsid="000cee60"/>
    </style:style>
    <style:style style:name="P22" style:family="paragraph" style:parent-style-name="Standard" style:list-style-name="L2">
      <style:text-properties officeooo:rsid="000cee60" officeooo:paragraph-rsid="000cee60"/>
    </style:style>
    <style:style style:name="P23" style:family="paragraph" style:parent-style-name="Standard" style:list-style-name="L3">
      <style:text-properties officeooo:rsid="000d0237" officeooo:paragraph-rsid="000d0237"/>
    </style:style>
    <style:style style:name="P24" style:family="paragraph" style:parent-style-name="Standard" style:list-style-name="L4">
      <style:text-properties officeooo:rsid="000d0237" officeooo:paragraph-rsid="000d0237"/>
    </style:style>
    <style:style style:name="P25" style:family="paragraph" style:parent-style-name="Standard" style:list-style-name="L5">
      <style:text-properties officeooo:rsid="000d0237" officeooo:paragraph-rsid="000d0237"/>
    </style:style>
    <style:style style:name="P26" style:family="paragraph" style:parent-style-name="Standard" style:list-style-name="L5">
      <style:text-properties officeooo:rsid="000e4a60" officeooo:paragraph-rsid="000e4a60"/>
    </style:style>
    <style:style style:name="P27" style:family="paragraph" style:parent-style-name="Standard" style:list-style-name="L9">
      <style:text-properties officeooo:rsid="000e4a60" officeooo:paragraph-rsid="000e85fd"/>
    </style:style>
    <style:style style:name="P28" style:family="paragraph" style:parent-style-name="Standard" style:list-style-name="L6">
      <style:text-properties style:font-name="Liberation Serif" officeooo:rsid="000e4a60" officeooo:paragraph-rsid="000e85fd"/>
    </style:style>
    <style:style style:name="P29" style:family="paragraph" style:parent-style-name="Standard" style:list-style-name="L7">
      <style:text-properties style:font-name="Liberation Serif" fo:font-size="12pt" officeooo:rsid="000e4a60" officeooo:paragraph-rsid="000e85fd" style:font-size-asian="12pt" style:font-size-complex="12pt"/>
    </style:style>
    <style:style style:name="P30" style:family="paragraph" style:parent-style-name="Standard" style:list-style-name="L9">
      <style:text-properties style:font-name="Liberation Serif" fo:font-size="12pt" officeooo:rsid="000e4a60" officeooo:paragraph-rsid="000e85fd" style:font-size-asian="12pt" style:font-size-complex="12pt"/>
    </style:style>
    <style:style style:name="P31" style:family="paragraph" style:parent-style-name="Standard" style:list-style-name="L6">
      <style:text-properties fo:font-variant="normal" fo:text-transform="none" fo:color="#030303" loext:opacity="100%" style:font-name="Liberation Serif" fo:font-size="12pt" fo:letter-spacing="normal" fo:font-style="normal" fo:font-weight="normal" officeooo:rsid="000e4a60" officeooo:paragraph-rsid="000e85fd" fo:background-color="#f9f9f9" style:font-size-asian="12pt" style:font-size-complex="12pt" loext:padding="0in" loext:border="none"/>
    </style:style>
    <style:style style:name="P32" style:family="paragraph" style:parent-style-name="Standard" style:list-style-name="L7">
      <style:text-properties fo:font-variant="normal" fo:text-transform="none" fo:color="#030303" loext:opacity="100%" style:font-name="Liberation Serif" fo:font-size="12pt" fo:letter-spacing="normal" fo:font-style="normal" fo:font-weight="normal" officeooo:rsid="000e4a60" officeooo:paragraph-rsid="000e85fd" fo:background-color="#f9f9f9" style:font-size-asian="12pt" style:font-size-complex="12pt" loext:padding="0in" loext:border="none"/>
    </style:style>
    <style:style style:name="P33" style:family="paragraph" style:parent-style-name="Standard" style:list-style-name="L8">
      <style:text-properties fo:font-variant="normal" fo:text-transform="none" fo:color="#030303" loext:opacity="100%" style:font-name="Liberation Serif" fo:font-size="12pt" fo:letter-spacing="normal" fo:font-style="normal" fo:font-weight="normal" officeooo:rsid="000e4a60" officeooo:paragraph-rsid="000e85fd" fo:background-color="#f9f9f9" style:font-size-asian="12pt" style:font-size-complex="12pt" loext:padding="0in" loext:border="none"/>
    </style:style>
    <style:style style:name="P34" style:family="paragraph" style:parent-style-name="Standard" style:list-style-name="L9">
      <style:text-properties fo:font-variant="normal" fo:text-transform="none" fo:color="#030303" loext:opacity="100%" style:font-name="Liberation Serif" fo:font-size="12pt" fo:letter-spacing="normal" fo:font-style="normal" fo:font-weight="normal" officeooo:rsid="000e4a60" officeooo:paragraph-rsid="000e85fd" fo:background-color="#f9f9f9" style:font-size-asian="12pt" style:font-size-complex="12pt" loext:padding="0in" loext:border="none"/>
    </style:style>
    <style:style style:name="P35" style:family="paragraph" style:parent-style-name="Standard" style:list-style-name="L9">
      <style:text-properties fo:font-variant="normal" fo:text-transform="none" fo:color="#030303" loext:opacity="100%" style:font-name="Liberation Serif" fo:font-size="12pt" fo:letter-spacing="normal" fo:font-style="normal" fo:font-weight="normal" officeooo:rsid="000f1c4f" officeooo:paragraph-rsid="000f1c4f" fo:background-color="#f9f9f9" style:font-size-asian="12pt" style:font-size-complex="12pt" loext:padding="0in" loext:border="none"/>
    </style:style>
    <style:style style:name="P36" style:family="paragraph" style:parent-style-name="Standard" style:list-style-name="L7">
      <style:text-properties officeooo:paragraph-rsid="000f1c4f"/>
    </style:style>
    <style:style style:name="P37" style:family="paragraph" style:parent-style-name="Text_20_body" style:list-style-name="L10">
      <style:paragraph-properties fo:line-height="100%"/>
      <style:text-properties fo:font-variant="normal" fo:text-transform="none" fo:color="#0a0a23" loext:opacity="100%" style:font-name="Liberation Serif" fo:font-size="12pt" fo:letter-spacing="normal" fo:font-style="normal" fo:font-weight="normal" officeooo:paragraph-rsid="00108f9c" style:font-size-asian="12pt" style:font-size-complex="12pt"/>
    </style:style>
    <style:style style:name="P38" style:family="paragraph" style:parent-style-name="Text_20_body" style:list-style-name="L10">
      <style:paragraph-properties fo:margin-top="0in" fo:margin-bottom="0in" style:contextual-spacing="false" fo:line-height="100%" fo:orphans="2" fo:widows="2" fo:padding="0in" fo:border="none"/>
      <style:text-properties fo:font-variant="normal" fo:text-transform="none" fo:color="#0a0a23" loext:opacity="100%" style:font-name="Liberation Serif" fo:font-size="12pt" fo:letter-spacing="normal" fo:font-style="normal" fo:font-weight="normal" style:font-size-asian="12pt" style:font-size-complex="12pt"/>
    </style:style>
    <style:style style:name="P39" style:family="paragraph" style:parent-style-name="Text_20_body" style:list-style-name="L10">
      <style:paragraph-properties fo:margin-top="0in" fo:margin-bottom="0in" style:contextual-spacing="false" fo:orphans="2" fo:widows="2" fo:padding="0in" fo:border="none"/>
      <style:text-properties fo:font-variant="normal" fo:text-transform="none" fo:color="#0a0a23" loext:opacity="100%" style:font-name="Liberation Serif" fo:font-size="12pt" fo:letter-spacing="normal" fo:font-style="normal" fo:font-weight="normal" style:font-size-asian="12pt" style:font-size-complex="12pt"/>
    </style:style>
    <style:style style:name="P40" style:family="paragraph" style:parent-style-name="Text_20_body" style:list-style-name="L11">
      <style:paragraph-properties fo:margin-top="0in" fo:margin-bottom="0in" style:contextual-spacing="false" fo:orphans="2" fo:widows="2" fo:padding="0in" fo:border="none"/>
      <style:text-properties fo:font-variant="normal" fo:text-transform="none" fo:color="#0a0a23" loext:opacity="100%" style:font-name="Liberation Serif" fo:font-size="12pt" fo:letter-spacing="normal" fo:font-style="normal" fo:font-weight="normal" style:font-size-asian="12pt" style:font-size-complex="12pt"/>
    </style:style>
    <style:style style:name="P41" style:family="paragraph" style:parent-style-name="Text_20_body" style:list-style-name="L12">
      <style:paragraph-properties fo:margin-top="0in" fo:margin-bottom="0in" style:contextual-spacing="false" fo:orphans="2" fo:widows="2" fo:padding="0in" fo:border="none"/>
      <style:text-properties fo:font-variant="normal" fo:text-transform="none" fo:color="#0a0a23" loext:opacity="100%" style:font-name="Liberation Serif" fo:font-size="12pt" fo:letter-spacing="normal" fo:font-style="normal" fo:font-weight="normal" style:font-size-asian="12pt" style:font-size-complex="12pt"/>
    </style:style>
    <style:style style:name="P42" style:family="paragraph" style:parent-style-name="Text_20_body" style:list-style-name="L13">
      <style:paragraph-properties fo:margin-top="0in" fo:margin-bottom="0in" style:contextual-spacing="false" fo:orphans="2" fo:widows="2" fo:padding="0in" fo:border="none"/>
      <style:text-properties fo:font-variant="normal" fo:text-transform="none" fo:color="#0a0a23" loext:opacity="100%" style:font-name="Liberation Serif" fo:font-size="12pt" fo:letter-spacing="normal" fo:font-style="normal" fo:font-weight="normal" style:font-size-asian="12pt" style:font-size-complex="12pt"/>
    </style:style>
    <style:style style:name="P43" style:family="paragraph" style:parent-style-name="Text_20_body" style:list-style-name="L14">
      <style:paragraph-properties fo:margin-top="0in" fo:margin-bottom="0in" style:contextual-spacing="false" fo:orphans="2" fo:widows="2" fo:padding="0in" fo:border="none"/>
      <style:text-properties fo:font-variant="normal" fo:text-transform="none" fo:color="#0a0a23" loext:opacity="100%" style:font-name="Liberation Serif" fo:font-size="12pt" fo:letter-spacing="normal" fo:font-style="normal" fo:font-weight="normal" style:font-size-asian="12pt" style:font-size-complex="12pt"/>
    </style:style>
    <style:style style:name="P44" style:family="paragraph" style:parent-style-name="Text_20_body" style:list-style-name="L15">
      <style:paragraph-properties fo:margin-top="0in" fo:margin-bottom="0in" style:contextual-spacing="false" fo:orphans="2" fo:widows="2" fo:padding="0in" fo:border="none"/>
      <style:text-properties fo:font-variant="normal" fo:text-transform="none" fo:color="#0a0a23" loext:opacity="100%" style:font-name="Liberation Serif" fo:font-size="12pt" fo:letter-spacing="normal" fo:font-style="normal" fo:font-weight="normal" style:font-size-asian="12pt" style:font-size-complex="12pt"/>
    </style:style>
    <style:style style:name="P45" style:family="paragraph" style:parent-style-name="Text_20_body" style:list-style-name="L16">
      <style:paragraph-properties fo:margin-top="0in" fo:margin-bottom="0in" style:contextual-spacing="false" fo:orphans="2" fo:widows="2" fo:padding="0in" fo:border="none"/>
      <style:text-properties fo:font-variant="normal" fo:text-transform="none" fo:color="#0a0a23" loext:opacity="100%" style:font-name="Liberation Serif" fo:font-size="12pt" fo:letter-spacing="normal" fo:font-style="normal" fo:font-weight="normal" style:font-size-asian="12pt" style:font-size-complex="12pt"/>
    </style:style>
    <style:style style:name="P46" style:family="paragraph" style:parent-style-name="Text_20_body" style:list-style-name="L17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a0a23" loext:opacity="100%" style:font-name="Liberation Serif" fo:font-size="12pt" fo:letter-spacing="normal" fo:font-style="normal" fo:font-weight="normal" officeooo:paragraph-rsid="00114dbb" style:font-size-asian="12pt" style:font-size-complex="12pt"/>
    </style:style>
    <style:style style:name="P47" style:family="paragraph" style:parent-style-name="Text_20_body" style:list-style-name="L18">
      <style:paragraph-properties fo:margin-top="0in" fo:margin-bottom="0in" style:contextual-spacing="false" fo:orphans="2" fo:widows="2" fo:padding="0in" fo:border="none"/>
      <style:text-properties fo:font-variant="normal" fo:text-transform="none" fo:color="#0a0a23" loext:opacity="100%" style:font-name="Liberation Serif" fo:font-size="12pt" fo:letter-spacing="normal" fo:font-style="normal" fo:font-weight="normal" style:font-size-asian="12pt" style:font-size-complex="12pt"/>
    </style:style>
    <style:style style:name="P48" style:family="paragraph" style:parent-style-name="Text_20_body" style:list-style-name="L19">
      <style:paragraph-properties fo:margin-top="0in" fo:margin-bottom="0in" style:contextual-spacing="false" fo:orphans="2" fo:widows="2" fo:padding="0in" fo:border="none"/>
      <style:text-properties fo:font-variant="normal" fo:text-transform="none" fo:color="#0a0a23" loext:opacity="100%" style:font-name="Liberation Serif" fo:font-size="12pt" fo:letter-spacing="normal" fo:font-style="normal" fo:font-weight="normal" style:font-size-asian="12pt" style:font-size-complex="12pt"/>
    </style:style>
    <style:style style:name="P49" style:family="paragraph" style:parent-style-name="Text_20_body" style:list-style-name="L20">
      <style:paragraph-properties fo:margin-top="0in" fo:margin-bottom="0in" style:contextual-spacing="false" fo:orphans="2" fo:widows="2" fo:padding="0in" fo:border="none"/>
      <style:text-properties fo:font-variant="normal" fo:text-transform="none" fo:color="#0a0a23" loext:opacity="100%" style:font-name="Liberation Serif" fo:font-size="12pt" fo:letter-spacing="normal" fo:font-style="normal" fo:font-weight="normal" style:font-size-asian="12pt" style:font-size-complex="12pt"/>
    </style:style>
    <style:style style:name="P50" style:family="paragraph" style:parent-style-name="Text_20_body" style:list-style-name="L21">
      <style:paragraph-properties fo:margin-top="0in" fo:margin-bottom="0in" style:contextual-spacing="false" fo:orphans="2" fo:widows="2" fo:padding="0in" fo:border="none"/>
      <style:text-properties fo:font-variant="normal" fo:text-transform="none" fo:color="#0a0a23" loext:opacity="100%" style:font-name="Liberation Serif" fo:font-size="12pt" fo:letter-spacing="normal" fo:font-style="normal" fo:font-weight="normal" officeooo:paragraph-rsid="00114dbb" style:font-size-asian="12pt" style:font-size-complex="12pt"/>
    </style:style>
    <style:style style:name="P51" style:family="paragraph" style:parent-style-name="Text_20_body" style:list-style-name="L22">
      <style:paragraph-properties fo:margin-top="0in" fo:margin-bottom="0in" style:contextual-spacing="false" fo:orphans="2" fo:widows="2" fo:padding="0in" fo:border="none"/>
      <style:text-properties fo:font-variant="normal" fo:text-transform="none" fo:color="#0a0a23" loext:opacity="100%" style:font-name="Liberation Serif" fo:font-size="12pt" fo:letter-spacing="normal" fo:font-style="normal" fo:font-weight="normal" style:font-size-asian="12pt" style:font-size-complex="12pt"/>
    </style:style>
    <style:style style:name="P52" style:family="paragraph" style:parent-style-name="Text_20_body" style:list-style-name="L23">
      <style:paragraph-properties fo:margin-top="0in" fo:margin-bottom="0in" style:contextual-spacing="false" fo:orphans="2" fo:widows="2" fo:padding="0in" fo:border="none"/>
      <style:text-properties fo:font-variant="normal" fo:text-transform="none" fo:color="#0a0a23" loext:opacity="100%" style:font-name="Liberation Serif" fo:font-size="12pt" fo:letter-spacing="normal" fo:font-style="normal" fo:font-weight="normal" style:font-size-asian="12pt" style:font-size-complex="12pt"/>
    </style:style>
    <style:style style:name="P53" style:family="paragraph" style:parent-style-name="Text_20_body" style:list-style-name="L23">
      <style:paragraph-properties fo:margin-top="0in" fo:margin-bottom="0in" style:contextual-spacing="false" fo:orphans="2" fo:widows="2" fo:padding="0in" fo:border="none"/>
      <style:text-properties fo:font-variant="normal" fo:text-transform="none" fo:color="#0a0a23" loext:opacity="100%" style:font-name="Liberation Serif" fo:font-size="12pt" fo:letter-spacing="normal" fo:font-style="normal" fo:font-weight="normal" officeooo:paragraph-rsid="0012473b" style:font-size-asian="12pt" style:font-size-complex="12pt"/>
    </style:style>
    <style:style style:name="P54" style:family="paragraph" style:parent-style-name="Text_20_body" style:list-style-name="L24">
      <style:paragraph-properties fo:margin-top="0in" fo:margin-bottom="0in" style:contextual-spacing="false" fo:orphans="2" fo:widows="2" fo:padding="0in" fo:border="none"/>
      <style:text-properties fo:font-variant="normal" fo:text-transform="none" fo:color="#0a0a23" loext:opacity="100%" style:font-name="Liberation Serif" fo:font-size="12pt" fo:letter-spacing="normal" fo:font-style="normal" fo:font-weight="normal" style:font-size-asian="12pt" style:font-size-complex="12pt"/>
    </style:style>
    <style:style style:name="P55" style:family="paragraph" style:parent-style-name="Text_20_body" style:list-style-name="L25">
      <style:paragraph-properties fo:margin-top="0in" fo:margin-bottom="0in" style:contextual-spacing="false" fo:orphans="2" fo:widows="2" fo:padding="0in" fo:border="none"/>
      <style:text-properties fo:font-variant="normal" fo:text-transform="none" fo:color="#0a0a23" loext:opacity="100%" style:font-name="Liberation Serif" fo:font-size="12pt" fo:letter-spacing="normal" fo:font-style="normal" fo:font-weight="normal" style:font-size-asian="12pt" style:font-size-complex="12pt"/>
    </style:style>
    <style:style style:name="P56" style:family="paragraph" style:parent-style-name="Text_20_body" style:list-style-name="L26">
      <style:paragraph-properties fo:margin-top="0in" fo:margin-bottom="0in" style:contextual-spacing="false" fo:orphans="2" fo:widows="2" fo:padding="0in" fo:border="none"/>
      <style:text-properties fo:font-variant="normal" fo:text-transform="none" fo:color="#0a0a23" loext:opacity="100%" style:font-name="Liberation Serif" fo:font-size="12pt" fo:letter-spacing="normal" fo:font-style="normal" fo:font-weight="normal" style:font-size-asian="12pt" style:font-size-complex="12pt"/>
    </style:style>
    <style:style style:name="P57" style:family="paragraph" style:parent-style-name="Text_20_body" style:list-style-name="L27">
      <style:paragraph-properties fo:margin-top="0in" fo:margin-bottom="0in" style:contextual-spacing="false" fo:orphans="2" fo:widows="2" fo:padding="0in" fo:border="none"/>
      <style:text-properties fo:font-variant="normal" fo:text-transform="none" fo:color="#0a0a23" loext:opacity="100%" style:font-name="Liberation Serif" fo:font-size="12pt" fo:letter-spacing="normal" fo:font-style="normal" fo:font-weight="normal" style:font-size-asian="12pt" style:font-size-complex="12pt"/>
    </style:style>
    <style:style style:name="P58" style:family="paragraph" style:parent-style-name="Text_20_body" style:list-style-name="L27">
      <style:paragraph-properties fo:margin-top="0in" fo:margin-bottom="0in" style:contextual-spacing="false" fo:orphans="2" fo:widows="2" fo:padding="0in" fo:border="none"/>
      <style:text-properties fo:font-variant="normal" fo:text-transform="none" fo:color="#0a0a23" loext:opacity="100%" style:font-name="Liberation Serif" fo:font-size="12pt" fo:letter-spacing="normal" fo:font-style="normal" fo:font-weight="normal" officeooo:paragraph-rsid="0012473b" style:font-size-asian="12pt" style:font-size-complex="12pt"/>
    </style:style>
    <style:style style:name="P59" style:family="paragraph" style:parent-style-name="Text_20_body" style:list-style-name="L28">
      <style:paragraph-properties fo:margin-top="0in" fo:margin-bottom="0in" style:contextual-spacing="false" fo:orphans="2" fo:widows="2" fo:padding="0in" fo:border="none"/>
      <style:text-properties fo:font-variant="normal" fo:text-transform="none" fo:color="#0a0a23" loext:opacity="100%" style:font-name="Liberation Serif" fo:font-size="12pt" fo:letter-spacing="normal" fo:font-style="normal" fo:font-weight="normal" style:font-size-asian="12pt" style:font-size-complex="12pt"/>
    </style:style>
    <style:style style:name="P60" style:family="paragraph" style:parent-style-name="Text_20_body" style:list-style-name="L29">
      <style:paragraph-properties fo:margin-top="0in" fo:margin-bottom="0in" style:contextual-spacing="false" fo:orphans="2" fo:widows="2" fo:padding="0in" fo:border="none"/>
      <style:text-properties fo:font-variant="normal" fo:text-transform="none" fo:color="#0a0a23" loext:opacity="100%" style:font-name="Liberation Serif" fo:font-size="12pt" fo:letter-spacing="normal" fo:font-style="normal" fo:font-weight="normal" style:font-size-asian="12pt" style:font-size-complex="12pt"/>
    </style:style>
    <style:style style:name="P61" style:family="paragraph" style:parent-style-name="Text_20_body" style:list-style-name="L30">
      <style:paragraph-properties fo:margin-top="0in" fo:margin-bottom="0in" style:contextual-spacing="false" fo:orphans="2" fo:widows="2" fo:padding="0in" fo:border="none"/>
      <style:text-properties fo:font-variant="normal" fo:text-transform="none" fo:color="#0a0a23" loext:opacity="100%" style:font-name="Liberation Serif" fo:font-size="12pt" fo:letter-spacing="normal" fo:font-style="normal" fo:font-weight="normal" style:font-size-asian="12pt" style:font-size-complex="12pt"/>
    </style:style>
    <style:style style:name="P62" style:family="paragraph" style:parent-style-name="Text_20_body" style:list-style-name="L31">
      <style:paragraph-properties fo:margin-top="0in" fo:margin-bottom="0in" style:contextual-spacing="false" fo:orphans="2" fo:widows="2" fo:padding="0in" fo:border="none"/>
      <style:text-properties fo:font-variant="normal" fo:text-transform="none" fo:color="#0a0a23" loext:opacity="100%" style:font-name="Liberation Serif" fo:font-size="12pt" fo:letter-spacing="normal" fo:font-style="normal" fo:font-weight="normal" style:font-size-asian="12pt" style:font-size-complex="12pt"/>
    </style:style>
    <style:style style:name="P63" style:family="paragraph" style:parent-style-name="Text_20_body" style:list-style-name="L32">
      <style:paragraph-properties fo:margin-top="0in" fo:margin-bottom="0in" style:contextual-spacing="false" fo:orphans="2" fo:widows="2" fo:padding="0in" fo:border="none"/>
      <style:text-properties fo:font-variant="normal" fo:text-transform="none" fo:color="#0a0a23" loext:opacity="100%" style:font-name="Liberation Serif" fo:font-size="12pt" fo:letter-spacing="normal" fo:font-style="normal" fo:font-weight="normal" style:font-size-asian="12pt" style:font-size-complex="12pt"/>
    </style:style>
    <style:style style:name="P64" style:family="paragraph" style:parent-style-name="Text_20_body" style:list-style-name="L33">
      <style:paragraph-properties fo:margin-top="0in" fo:margin-bottom="0in" style:contextual-spacing="false" fo:orphans="2" fo:widows="2" fo:padding="0in" fo:border="none"/>
      <style:text-properties fo:font-variant="normal" fo:text-transform="none" fo:color="#0a0a23" loext:opacity="100%" style:font-name="Liberation Serif" fo:font-size="12pt" fo:letter-spacing="normal" fo:font-style="normal" fo:font-weight="normal" style:font-size-asian="12pt" style:font-size-complex="12pt"/>
    </style:style>
    <style:style style:name="P65" style:family="paragraph" style:parent-style-name="Text_20_body" style:list-style-name="L34">
      <style:paragraph-properties fo:margin-top="0in" fo:margin-bottom="0in" style:contextual-spacing="false" fo:orphans="2" fo:widows="2" fo:padding="0in" fo:border="none"/>
      <style:text-properties fo:font-variant="normal" fo:text-transform="none" fo:color="#0a0a23" loext:opacity="100%" style:font-name="Liberation Serif" fo:font-size="12pt" fo:letter-spacing="normal" fo:font-style="normal" fo:font-weight="normal" style:font-size-asian="12pt" style:font-size-complex="12pt"/>
    </style:style>
    <style:style style:name="P66" style:family="paragraph" style:parent-style-name="Text_20_body" style:list-style-name="L35">
      <style:paragraph-properties fo:margin-top="0in" fo:margin-bottom="0in" style:contextual-spacing="false" fo:orphans="2" fo:widows="2" fo:padding="0in" fo:border="none"/>
      <style:text-properties fo:font-variant="normal" fo:text-transform="none" fo:color="#0a0a23" loext:opacity="100%" style:font-name="Liberation Serif" fo:font-size="12pt" fo:letter-spacing="normal" fo:font-style="normal" fo:font-weight="normal" style:font-size-asian="12pt" style:font-size-complex="12pt"/>
    </style:style>
    <style:style style:name="P67" style:family="paragraph" style:parent-style-name="Text_20_body" style:list-style-name="L36">
      <style:paragraph-properties fo:margin-top="0in" fo:margin-bottom="0in" style:contextual-spacing="false" fo:orphans="2" fo:widows="2" fo:padding="0in" fo:border="none"/>
      <style:text-properties fo:font-variant="normal" fo:text-transform="none" fo:color="#0a0a23" loext:opacity="100%" style:font-name="Liberation Serif" fo:font-size="12pt" fo:letter-spacing="normal" fo:font-style="normal" fo:font-weight="normal" style:font-size-asian="12pt" style:font-size-complex="12pt"/>
    </style:style>
    <style:style style:name="P68" style:family="paragraph" style:parent-style-name="Text_20_body" style:list-style-name="L37">
      <style:paragraph-properties fo:margin-top="0in" fo:margin-bottom="0in" style:contextual-spacing="false" fo:orphans="2" fo:widows="2" fo:padding="0in" fo:border="none"/>
      <style:text-properties fo:font-variant="normal" fo:text-transform="none" fo:color="#0a0a23" loext:opacity="100%" style:font-name="Liberation Serif" fo:font-size="12pt" fo:letter-spacing="normal" fo:font-style="normal" fo:font-weight="normal" style:font-size-asian="12pt" style:font-size-complex="12pt"/>
    </style:style>
    <style:style style:name="P69" style:family="paragraph" style:parent-style-name="Text_20_body" style:list-style-name="L38">
      <style:paragraph-properties fo:margin-top="0in" fo:margin-bottom="0in" style:contextual-spacing="false" fo:orphans="2" fo:widows="2" fo:padding="0in" fo:border="none"/>
      <style:text-properties fo:font-variant="normal" fo:text-transform="none" fo:color="#0a0a23" loext:opacity="100%" style:font-name="Liberation Serif" fo:font-size="12pt" fo:letter-spacing="normal" fo:font-style="normal" fo:font-weight="normal" style:font-size-asian="12pt" style:font-size-complex="12pt"/>
    </style:style>
    <style:style style:name="P70" style:family="paragraph" style:parent-style-name="Text_20_body" style:list-style-name="L39">
      <style:paragraph-properties fo:margin-top="0in" fo:margin-bottom="0in" style:contextual-spacing="false" fo:orphans="2" fo:widows="2" fo:padding="0in" fo:border="none"/>
      <style:text-properties fo:font-variant="normal" fo:text-transform="none" fo:color="#0a0a23" loext:opacity="100%" style:font-name="Liberation Serif" fo:font-size="12pt" fo:letter-spacing="normal" fo:font-style="normal" fo:font-weight="normal" style:font-size-asian="12pt" style:font-size-complex="12pt"/>
    </style:style>
    <style:style style:name="P71" style:family="paragraph" style:parent-style-name="Text_20_body" style:list-style-name="L40">
      <style:paragraph-properties fo:margin-top="0in" fo:margin-bottom="0in" style:contextual-spacing="false" fo:orphans="2" fo:widows="2" fo:padding="0in" fo:border="none"/>
      <style:text-properties fo:font-variant="normal" fo:text-transform="none" fo:color="#0a0a23" loext:opacity="100%" style:font-name="Liberation Serif" fo:font-size="12pt" fo:letter-spacing="normal" fo:font-style="normal" fo:font-weight="normal" style:font-size-asian="12pt" style:font-size-complex="12pt"/>
    </style:style>
    <style:style style:name="P72" style:family="paragraph" style:parent-style-name="Text_20_body" style:list-style-name="L41">
      <style:paragraph-properties fo:margin-top="0in" fo:margin-bottom="0in" style:contextual-spacing="false" fo:orphans="2" fo:widows="2" fo:padding="0in" fo:border="none"/>
      <style:text-properties fo:font-variant="normal" fo:text-transform="none" fo:color="#0a0a23" loext:opacity="100%" style:font-name="Liberation Serif" fo:font-size="12pt" fo:letter-spacing="normal" fo:font-style="normal" fo:font-weight="normal" style:font-size-asian="12pt" style:font-size-complex="12pt"/>
    </style:style>
    <style:style style:name="P73" style:family="paragraph" style:parent-style-name="Text_20_body" style:list-style-name="L42">
      <style:paragraph-properties fo:margin-top="0in" fo:margin-bottom="0in" style:contextual-spacing="false" fo:orphans="2" fo:widows="2" fo:padding="0in" fo:border="none"/>
      <style:text-properties fo:font-variant="normal" fo:text-transform="none" fo:color="#0a0a23" loext:opacity="100%" style:font-name="Liberation Serif" fo:font-size="12pt" fo:letter-spacing="normal" fo:font-style="normal" fo:font-weight="normal" style:font-size-asian="12pt" style:font-size-complex="12pt"/>
    </style:style>
    <style:style style:name="P74" style:family="paragraph" style:parent-style-name="Text_20_body" style:list-style-name="L43">
      <style:paragraph-properties fo:margin-top="0in" fo:margin-bottom="0in" style:contextual-spacing="false" fo:orphans="2" fo:widows="2" fo:padding="0in" fo:border="none"/>
      <style:text-properties fo:font-variant="normal" fo:text-transform="none" fo:color="#0a0a23" loext:opacity="100%" style:font-name="Liberation Serif" fo:font-size="12pt" fo:letter-spacing="normal" fo:font-style="normal" fo:font-weight="normal" style:font-size-asian="12pt" style:font-size-complex="12pt"/>
    </style:style>
    <style:style style:name="P75" style:family="paragraph" style:parent-style-name="Text_20_body" style:list-style-name="L44">
      <style:paragraph-properties fo:margin-top="0in" fo:margin-bottom="0in" style:contextual-spacing="false" fo:orphans="2" fo:widows="2" fo:padding="0in" fo:border="none"/>
      <style:text-properties fo:font-variant="normal" fo:text-transform="none" fo:color="#0a0a23" loext:opacity="100%" style:font-name="Liberation Serif" fo:font-size="12pt" fo:letter-spacing="normal" fo:font-style="normal" fo:font-weight="normal" style:font-size-asian="12pt" style:font-size-complex="12pt"/>
    </style:style>
    <style:style style:name="P76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a0a23" loext:opacity="100%" style:font-name="Liberation Serif" fo:font-size="12pt" fo:letter-spacing="normal" fo:font-style="normal" fo:font-weight="normal" officeooo:rsid="0012473b" officeooo:paragraph-rsid="0015396d" style:font-size-asian="12pt" style:font-size-complex="12pt"/>
    </style:style>
    <style:style style:name="P77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a0a23" loext:opacity="100%" style:font-name="Liberation Serif" fo:font-size="12pt" fo:letter-spacing="normal" fo:font-style="normal" fo:font-weight="normal" officeooo:rsid="0012473b" officeooo:paragraph-rsid="0015396d" fo:background-color="#f9f9f9" style:font-size-asian="12pt" style:font-weight-asian="normal" style:font-size-complex="12pt" style:font-weight-complex="normal" loext:padding="0in" loext:border="none"/>
    </style:style>
    <style:style style:name="T1" style:family="text">
      <style:text-properties officeooo:rsid="000cee60"/>
    </style:style>
    <style:style style:name="T2" style:family="text">
      <style:text-properties fo:font-variant="normal" fo:text-transform="none" fo:color="#030303" loext:opacity="100%" fo:letter-spacing="normal" fo:background-color="#f9f9f9" loext:char-shading-value="0" loext:padding="0in" loext:border="none"/>
    </style:style>
    <style:style style:name="T3" style:family="text">
      <style:text-properties fo:font-variant="normal" fo:text-transform="none" fo:color="#030303" loext:opacity="100%" fo:letter-spacing="normal" fo:font-style="normal" fo:font-weight="normal" fo:background-color="#f9f9f9" loext:char-shading-value="0" loext:padding="0in" loext:border="none"/>
    </style:style>
    <style:style style:name="T4" style:family="text">
      <style:text-properties fo:font-variant="normal" fo:text-transform="none" fo:color="#030303" loext:opacity="100%" fo:letter-spacing="normal" fo:font-style="normal" fo:font-weight="normal" officeooo:rsid="000f1c4f" fo:background-color="#f9f9f9" loext:char-shading-value="0" loext:padding="0in" loext:border="none"/>
    </style:style>
    <style:style style:name="T5" style:family="text">
      <style:text-properties fo:font-variant="normal" fo:text-transform="none" fo:color="#030303" loext:opacity="100%" fo:letter-spacing="normal" fo:font-style="normal" fo:font-weight="normal" officeooo:rsid="00108f9c" fo:background-color="#f9f9f9" loext:char-shading-value="0" loext:padding="0in" loext:border="none"/>
    </style:style>
    <style:style style:name="T6" style:family="text">
      <style:text-properties fo:font-variant="normal" fo:text-transform="none" fo:color="#030303" loext:opacity="100%" fo:letter-spacing="normal" fo:font-style="normal" fo:font-weight="normal" officeooo:rsid="00114dbb" fo:background-color="#f9f9f9" loext:char-shading-value="0" loext:padding="0in" loext:border="none"/>
    </style:style>
    <style:style style:name="T7" style:family="text">
      <style:text-properties fo:font-variant="normal" fo:text-transform="none" fo:color="#030303" loext:opacity="100%" fo:letter-spacing="normal" fo:font-style="normal" fo:font-weight="normal" officeooo:rsid="0012473b" fo:background-color="#f9f9f9" loext:char-shading-value="0" loext:padding="0in" loext:border="none"/>
    </style:style>
    <style:style style:name="T8" style:family="text">
      <style:text-properties fo:font-variant="normal" fo:text-transform="none" fo:color="#030303" loext:opacity="100%" fo:font-size="10.5pt" fo:letter-spacing="normal" fo:font-style="normal" fo:font-weight="normal" fo:background-color="#f9f9f9" loext:char-shading-value="0" loext:padding="0in" loext:border="none"/>
    </style:style>
    <style:style style:name="T9" style:family="text">
      <style:text-properties fo:font-variant="normal" fo:text-transform="none" fo:color="#030303" loext:opacity="100%" style:font-name="Liberation Serif" fo:font-size="12pt" fo:letter-spacing="normal" fo:font-style="normal" fo:font-weight="normal" fo:background-color="#f9f9f9" loext:char-shading-value="0" style:font-size-asian="12pt" style:font-size-complex="12pt" loext:padding="0in" loext:border="none"/>
    </style:style>
    <style:style style:name="T10" style:family="text">
      <style:text-properties fo:font-variant="normal" fo:text-transform="none" fo:color="#030303" loext:opacity="100%" style:font-name="Liberation Serif" fo:font-size="12pt" fo:letter-spacing="normal" fo:font-style="normal" fo:font-weight="normal" officeooo:rsid="000e85fd" fo:background-color="#f9f9f9" loext:char-shading-value="0" style:font-size-asian="12pt" style:font-size-complex="12pt" loext:padding="0in" loext:border="none"/>
    </style:style>
    <style:style style:name="T11" style:family="text">
      <style:text-properties fo:font-variant="normal" fo:text-transform="none" fo:color="#030303" loext:opacity="100%" style:font-name="Liberation Serif" fo:font-size="12pt" fo:letter-spacing="normal" fo:font-style="normal" fo:font-weight="normal" officeooo:rsid="000e4a60" fo:background-color="#f9f9f9" loext:char-shading-value="0" style:font-size-asian="12pt" style:font-size-complex="12pt" loext:padding="0in" loext:border="none"/>
    </style:style>
    <style:style style:name="T12" style:family="text">
      <style:text-properties fo:font-variant="normal" fo:text-transform="none" fo:color="#030303" loext:opacity="100%" style:font-name="Liberation Serif" fo:font-size="12pt" fo:letter-spacing="normal" fo:background-color="#f9f9f9" loext:char-shading-value="0" style:font-size-asian="12pt" style:font-size-complex="12pt" loext:padding="0in" loext:border="none"/>
    </style:style>
    <style:style style:name="T13" style:family="text">
      <style:text-properties fo:font-variant="normal" fo:text-transform="none" fo:color="#030303" loext:opacity="100%" fo:font-size="12pt" fo:letter-spacing="normal" fo:font-style="normal" fo:font-weight="normal" fo:background-color="#f9f9f9" loext:char-shading-value="0" style:font-size-asian="12pt" style:font-size-complex="12pt" loext:padding="0in" loext:border="none"/>
    </style:style>
    <style:style style:name="T14" style:family="text">
      <style:text-properties fo:color="#030303" loext:opacity="100%" fo:background-color="#f9f9f9" loext:char-shading-value="0" loext:padding="0in" loext:border="none"/>
    </style:style>
    <style:style style:name="T15" style:family="text">
      <style:text-properties fo:color="#030303" loext:opacity="100%" officeooo:rsid="00114dbb" fo:background-color="#f9f9f9" loext:char-shading-value="0" loext:padding="0in" loext:border="none"/>
    </style:style>
    <style:style style:name="T16" style:family="text">
      <style:text-properties fo:color="#030303" loext:opacity="100%" officeooo:rsid="0012473b" fo:background-color="#f9f9f9" loext:char-shading-value="0" loext:padding="0in" loext:border="none"/>
    </style:style>
    <style:style style:name="T17" style:family="text">
      <style:text-properties officeooo:rsid="00103b5e"/>
    </style:style>
    <style:style style:name="T18" style:family="text">
      <style:text-properties officeooo:rsid="00108f9c"/>
    </style:style>
    <style:style style:name="T19" style:family="text">
      <style:text-properties officeooo:rsid="00114dbb"/>
    </style:style>
    <style:style style:name="T20" style:family="text">
      <style:text-properties officeooo:rsid="0014f4aa"/>
    </style:style>
    <style:style style:name="T21" style:family="text">
      <style:text-properties officeooo:rsid="0015b03a"/>
    </style:style>
    <style:style style:name="T22" style:family="text">
      <style:text-properties officeooo:rsid="0016b534"/>
    </style:style>
    <style:style style:name="T23" style:family="text">
      <style:text-properties officeooo:rsid="0017181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1">Course: </text:span>Front-End Web Development</text:p>
      <text:p text:style-name="P16">Discipline: Arts and Science</text:p>
      <text:p text:style-name="P16">Program: <text:span text:style-name="T17">9</text:span> <text:span text:style-name="T17">Classes</text:span></text:p>
      <text:p text:style-name="P16"/>
      <text:p text:style-name="P16">Day 1:</text:p>
      <text:list xml:id="list3800145864" text:style-name="L1">
        <text:list-item>
          <text:p text:style-name="P21">Introduction to the course</text:p>
        </text:list-item>
        <text:list-item>
          <text:p text:style-name="P21">VS Code Setup</text:p>
        </text:list-item>
      </text:list>
      <text:p text:style-name="P16"/>
      <text:p text:style-name="P16">Day2:</text:p>
      <text:list xml:id="list3200106417" text:style-name="L2">
        <text:list-item>
          <text:p text:style-name="P22">HTML Document Structure</text:p>
        </text:list-item>
        <text:list-item>
          <text:p text:style-name="P22">HTML Elements</text:p>
        </text:list-item>
        <text:list-item>
          <text:p text:style-name="P22">HTML Tables</text:p>
        </text:list-item>
        <text:list-item>
          <text:p text:style-name="P22">Project 1 – Simple HTML text site</text:p>
        </text:list-item>
      </text:list>
      <text:p text:style-name="P16"/>
      <text:p text:style-name="P16">Day 3:</text:p>
      <text:list xml:id="list2603548318" text:style-name="L3">
        <text:list-item>
          <text:p text:style-name="P23">Images</text:p>
        </text:list-item>
        <text:list-item>
          <text:p text:style-name="P23">Forms</text:p>
        </text:list-item>
        <text:list-item>
          <text:p text:style-name="P23">Inputs</text:p>
        </text:list-item>
        <text:list-item>
          <text:p text:style-name="P23">Check-boxes</text:p>
        </text:list-item>
        <text:list-item>
          <text:p text:style-name="P23">Radio Buttons</text:p>
        </text:list-item>
        <text:list-item>
          <text:p text:style-name="P23">Select, options, and buttons</text:p>
        </text:list-item>
        <text:list-item>
          <text:p text:style-name="P23">HTML5 videos</text:p>
        </text:list-item>
        <text:list-item>
          <text:p text:style-name="P23">HTML5 audio</text:p>
        </text:list-item>
        <text:list-item>
          <text:p text:style-name="P23">Doctypes</text:p>
        </text:list-item>
        <text:list-item>
          <text:p text:style-name="P23">Meta tags</text:p>
        </text:list-item>
      </text:list>
      <text:p text:style-name="P17"/>
      <text:p text:style-name="P17">Day 4:</text:p>
      <text:list xml:id="list651578544" text:style-name="L4">
        <text:list-item>
          <text:p text:style-name="P24">Targeting color and background-image</text:p>
        </text:list-item>
        <text:list-item>
          <text:p text:style-name="P24">Element specificity</text:p>
        </text:list-item>
        <text:list-item>
          <text:p text:style-name="P24">ID targeting, margin and border</text:p>
        </text:list-item>
        <text:list-item>
          <text:p text:style-name="P24">Padding, margin, and float</text:p>
        </text:list-item>
        <text:list-item>
          <text:p text:style-name="P24">Max-width and background-image</text:p>
        </text:list-item>
        <text:list-item>
          <text:p text:style-name="P24">Font weight, style and family</text:p>
        </text:list-item>
        <text:list-item>
          <text:p text:style-name="P24">Text decorations and modifications</text:p>
        </text:list-item>
        <text:list-item>
          <text:p text:style-name="P24">Text spacing</text:p>
        </text:list-item>
        <text:list-item>
          <text:p text:style-name="P24">Text shadow</text:p>
        </text:list-item>
      </text:list>
      <text:p text:style-name="P17"/>
      <text:p text:style-name="P18">End of Week Project: Build a simple site with HTML and CSS</text:p>
      <text:p text:style-name="P17"/>
      <text:p text:style-name="P17">Day 5:</text:p>
      <text:list xml:id="list93514729" text:style-name="L5">
        <text:list-item>
          <text:p text:style-name="P25">Pseudo-states</text:p>
        </text:list-item>
        <text:list-item>
          <text:p text:style-name="P25">Border-Radius</text:p>
        </text:list-item>
        <text:list-item>
          <text:p text:style-name="P25">Positions</text:p>
        </text:list-item>
        <text:list-item>
          <text:p text:style-name="P25">Pseudo-Elements</text:p>
        </text:list-item>
        <text:list-item>
          <text:p text:style-name="P25">Z-index</text:p>
        </text:list-item>
        <text:list-item>
          <text:p text:style-name="P25">Viewpoint width and height, overflowing content</text:p>
        </text:list-item>
        <text:list-item>
          <text:p text:style-name="P26">Transition Property</text:p>
        </text:list-item>
      </text:list>
      <text:p text:style-name="P18"/>
      <text:p text:style-name="P18"/>
      <text:p text:style-name="P18"><text:soft-page-break/>Day 6: Intro to JavaScript</text:p>
      <text:list xml:id="list3285793043" text:style-name="L6">
        <text:list-item>
          <text:p text:style-name="P28"><text:span text:style-name="T8">I</text:span><text:span text:style-name="T13">ntro </text:span></text:p>
        </text:list-item>
        <text:list-item>
          <text:p text:style-name="P31">Passenger counter app </text:p>
        </text:list-item>
        <text:list-item>
          <text:p text:style-name="P31">Setting up file</text:p>
        </text:list-item>
        <text:list-item>
          <text:p text:style-name="P31">Create variable </text:p>
        </text:list-item>
        <text:list-item>
          <text:p text:style-name="P31">Mathematical operations </text:p>
        </text:list-item>
        <text:list-item>
          <text:p text:style-name="P31">Reassigning &amp; incrementing </text:p>
        </text:list-item>
        <text:list-item>
          <text:p text:style-name="P31">Adding button </text:p>
          <text:p text:style-name="P31"/>
        </text:list-item>
      </text:list>
      <text:p text:style-name="P11">Day 7:</text:p>
      <text:list xml:id="list1616486605" text:style-name="L7">
        <text:list-item>
          <text:p text:style-name="P36"><text:span text:style-name="T10">O</text:span><text:span text:style-name="T11">nclick event listener </text:span></text:p>
        </text:list-item>
        <text:list-item>
          <text:p text:style-name="P32">Using functions to write less code </text:p>
        </text:list-item>
        <text:list-item>
          <text:p text:style-name="P32">First function</text:p>
        </text:list-item>
        <text:list-item>
          <text:p text:style-name="P32">Function that logs sum </text:p>
        </text:list-item>
        <text:list-item>
          <text:p text:style-name="P32">Function that increments </text:p>
        </text:list-item>
        <text:list-item>
          <text:p text:style-name="P32">Increment on clicks </text:p>
        </text:list-item>
        <text:list-item>
          <text:p text:style-name="P32">Display count </text:p>
        </text:list-item>
        <text:list-item>
          <text:p text:style-name="P32">Document Object Model </text:p>
        </text:list-item>
        <text:list-item>
          <text:p text:style-name="P29"><text:span text:style-name="T3">Display count w</text:span><text:span text:style-name="T4">ith</text:span><text:span text:style-name="T3"> innerText </text:span></text:p>
        </text:list-item>
        <text:list-item>
          <text:p text:style-name="P32">Create save button </text:p>
          <text:p text:style-name="P32"/>
        </text:list-item>
      </text:list>
      <text:p text:style-name="P11">Day 8:</text:p>
      <text:list xml:id="list3174881789" text:style-name="L8">
        <text:list-item>
          <text:p text:style-name="P33">What is string? </text:p>
        </text:list-item>
        <text:list-item>
          <text:p text:style-name="P33">First string variable </text:p>
        </text:list-item>
        <text:list-item>
          <text:p text:style-name="P33">Log greeting to console </text:p>
        </text:list-item>
        <text:list-item>
          <text:p text:style-name="P33">Strings vs. Numbers </text:p>
        </text:list-item>
        <text:list-item>
          <text:p text:style-name="P33">Render welcome message </text:p>
        </text:list-item>
        <text:list-item>
          <text:p text:style-name="P33">Improve message w/ string concatenation </text:p>
        </text:list-item>
        <text:list-item>
          <text:p text:style-name="P33">Use plus equal for count </text:p>
        </text:list-item>
        <text:list-item>
          <text:p text:style-name="P33">Create save feature</text:p>
        </text:list-item>
      </text:list>
      <text:p text:style-name="P10"/>
      <text:p text:style-name="P11">Day 9:</text:p>
      <text:list xml:id="list2185152286" text:style-name="L9">
        <text:list-item>
          <text:p text:style-name="P34">Debugging online </text:p>
        </text:list-item>
        <text:list-item>
          <text:p text:style-name="P30"><text:span text:style-name="T3">Set count to 0</text:span><text:span text:style-name="T2"> </text:span></text:p>
        </text:list-item>
        <text:list-item>
          <text:p text:style-name="P34">Variables practice </text:p>
        </text:list-item>
        <text:list-item>
          <text:p text:style-name="P27"><text:span text:style-name="T12"><text:s/></text:span><text:span text:style-name="T9">Concatenate strings</text:span></text:p>
        </text:list-item>
        <text:list-item>
          <text:p text:style-name="P30"><text:span text:style-name="T3">Increment &amp; decrement </text:span><text:span text:style-name="T2"><text:s/></text:span></text:p>
        </text:list-item>
        <text:list-item>
          <text:p text:style-name="P34">Strings &amp; numbers</text:p>
        </text:list-item>
        <text:list-item>
          <text:p text:style-name="P34">Rendering error message</text:p>
        </text:list-item>
        <text:list-item>
          <text:p text:style-name="P34">Calculator challenge</text:p>
        </text:list-item>
        <text:list-item>
          <text:p text:style-name="P35">Milestone Team Projects</text:p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oft-page-break/>Course: Backend Web Development With Python</text:p>
      <text:p text:style-name="P13">Discipline: Science</text:p>
      <text:p text:style-name="P19"><text:span text:style-name="T5">Duration: </text:span><text:span text:style-name="T7">8 Classes</text:span></text:p>
      <text:p text:style-name="P14"/>
      <text:p text:style-name="P19"><text:span text:style-name="T6">Day 1: </text:span><text:span text:style-name="T5">Introduction To Python</text:span></text:p>
      <text:list xml:id="list1872683264" text:style-name="L10">
        <text:list-item>
          <text:p text:style-name="P37"><text:span text:style-name="T18">I</text:span>nstallation Of Python</text:p>
        </text:list-item>
        <text:list-item>
          <text:p text:style-name="P38"><text:span text:style-name="T18">H</text:span>ello World In Python</text:p>
        </text:list-item>
        <text:list-item>
          <text:p text:style-name="P39">Variables In Python</text:p>
        </text:list-item>
        <text:list-item>
          <text:p text:style-name="P39">Strings In Python</text:p>
        </text:list-item>
        <text:list-item>
          <text:p text:style-name="P39">Numbers In Python</text:p>
        </text:list-item>
      </text:list>
      <text:p text:style-name="P3"/>
      <text:p text:style-name="P5"><text:span text:style-name="T14">Day 2: </text:span>Data Types</text:p>
      <text:list xml:id="list3674498932" text:style-name="L11">
        <text:list-item>
          <text:p text:style-name="P40">Getting A User's Input</text:p>
        </text:list-item>
        <text:list-item>
          <text:p text:style-name="P40">Word Replacement Exercise</text:p>
        </text:list-item>
        <text:list-item>
          <text:p text:style-name="P40">List In Python</text:p>
        </text:list-item>
        <text:list-item>
          <text:p text:style-name="P40">List Methods</text:p>
        </text:list-item>
        <text:list-item>
          <text:p text:style-name="P40">Tuples In Python</text:p>
        </text:list-item>
        <text:list-item>
          <text:p text:style-name="P40">Functions In Python</text:p>
        </text:list-item>
        <text:list-item>
          <text:p text:style-name="P40">The Return Keyword</text:p>
        </text:list-item>
      </text:list>
      <text:p text:style-name="P3"/>
      <text:p text:style-name="P2"><text:span text:style-name="T15">Day 3: </text:span>Conditionals</text:p>
      <text:list xml:id="list842815056" text:style-name="L12">
        <text:list-item>
          <text:p text:style-name="P41">IF Statements In Python</text:p>
        </text:list-item>
        <text:list-item>
          <text:p text:style-name="P41">Building An Even Number Checker Program</text:p>
        </text:list-item>
        <text:list-item>
          <text:p text:style-name="P41">Dictionaries In Python</text:p>
        </text:list-item>
        <text:list-item>
          <text:p text:style-name="P41">While Loops In Python</text:p>
        </text:list-item>
        <text:list-item>
          <text:p text:style-name="P41">For Loops In Python</text:p>
        </text:list-item>
        <text:list-item>
          <text:p text:style-name="P41">2D Lists</text:p>
        </text:list-item>
        <text:list-item>
          <text:p text:style-name="P41">Comments In Python</text:p>
        </text:list-item>
        <text:list-item>
          <text:p text:style-name="P41">Building A Basic Calculator</text:p>
        </text:list-item>
      </text:list>
      <text:p text:style-name="P3"/>
      <text:p text:style-name="P2"><text:span text:style-name="T15">Day 4: </text:span>Files and Error Handling</text:p>
      <text:list xml:id="list1306921101" text:style-name="L13">
        <text:list-item>
          <text:p text:style-name="P42">Try Except In Python</text:p>
        </text:list-item>
        <text:list-item>
          <text:p text:style-name="P42">Reading Files</text:p>
        </text:list-item>
        <text:list-item>
          <text:p text:style-name="P42">Writing Files</text:p>
        </text:list-item>
      </text:list>
      <text:p text:style-name="P3"/>
      <text:p text:style-name="P2"><text:span text:style-name="T15">Day 5: </text:span>Object-Oriented Programming</text:p>
      <text:list xml:id="list3152088176" text:style-name="L14">
        <text:list-item>
          <text:p text:style-name="P43">Classes and Objects In Python</text:p>
        </text:list-item>
        <text:list-item>
          <text:p text:style-name="P43">Inheritance In Python</text:p>
        </text:list-item>
        <text:list-item>
          <text:p text:style-name="P43">The Python Shell</text:p>
        </text:list-item>
      </text:list>
      <text:p text:style-name="P3"/>
      <text:p text:style-name="P5"/>
      <text:p text:style-name="P5"/>
      <text:p text:style-name="P5"/>
      <text:p text:style-name="P5"><text:soft-page-break/><text:span text:style-name="T14">Day 6: </text:span>Django</text:p>
      <text:list xml:id="list3985294400" text:style-name="L15">
        <text:list-item>
          <text:p text:style-name="P44">Building A Simple Login and SignUp System</text:p>
        </text:list-item>
        <text:list-item>
          <text:p text:style-name="P44">Modules and PIP In Python</text:p>
        </text:list-item>
        <text:list-item>
          <text:p text:style-name="P44">Introduction To Django</text:p>
        </text:list-item>
        <text:list-item>
          <text:p text:style-name="P44">Installation Of Django</text:p>
        </text:list-item>
      </text:list>
      <text:p text:style-name="P3"/>
      <text:p text:style-name="P5"><text:span text:style-name="T14">Day </text:span><text:span text:style-name="T16">7</text:span><text:span text:style-name="T14">: </text:span>Routing and Templates</text:p>
      <text:list xml:id="list411112356" text:style-name="L16">
        <text:list-item>
          <text:p text:style-name="P45">U<text:span text:style-name="T19">RL</text:span>Routing And Django Apps</text:p>
        </text:list-item>
        <text:list-item>
          <text:p text:style-name="P45">Django Template Language</text:p>
        </text:list-item>
        <text:list-item>
          <text:p text:style-name="P45">Sending Data To Template File</text:p>
        </text:list-item>
        <text:list-item>
          <text:p text:style-name="P45">Building A Word Counter In Django</text:p>
        </text:list-item>
        <text:list-item>
          <text:p text:style-name="P45">Get vs Post In Django</text:p>
        </text:list-item>
        <text:list-item>
          <text:p text:style-name="P45">Static Files In Django</text:p>
        </text:list-item>
      </text:list>
      <text:p text:style-name="P3"/>
      <text:list xml:id="list3802274319" text:style-name="L17">
        <text:list-header>
          <text:p text:style-name="P46"><text:span text:style-name="T15">Day </text:span><text:span text:style-name="T16">8</text:span><text:span text:style-name="T15">: </text:span>Introduction To Django Models</text:p>
        </text:list-header>
      </text:list>
      <text:list xml:id="list2259745189" text:style-name="L18">
        <text:list-item>
          <text:p text:style-name="P47">Django Admin Panel &amp; Manipulation Of Database</text:p>
        </text:list-item>
        <text:list-item>
          <text:p text:style-name="P47">User Registration In Django</text:p>
        </text:list-item>
        <text:list-item>
          <text:p text:style-name="P47">User Login And Logout In Django</text:p>
        </text:list-item>
        <text:list-item>
          <text:p text:style-name="P47">Dynamic Url Routing In Django</text:p>
        </text:list-item>
        <text:list-item>
          <text:p text:style-name="P47">Postgresql Setup</text:p>
        </text:list-item>
      </text:list>
      <text:p text:style-name="P3"/>
      <text:p text:style-name="P5"><text:span text:style-name="T14">Day 1: </text:span>Milestone Project 1</text:p>
      <text:list xml:id="list2381417560" text:style-name="L19">
        <text:list-item>
          <text:p text:style-name="P48">Building A Blog With Django - Part 1</text:p>
        </text:list-item>
        <text:list-item>
          <text:p text:style-name="P48">Building A Blog With Django - Part 2</text:p>
        </text:list-item>
      </text:list>
      <text:p text:style-name="P3"/>
      <text:p text:style-name="P5">Milestone Project 2</text:p>
      <text:list xml:id="list1089945988" text:style-name="L20">
        <text:list-item>
          <text:p text:style-name="P49">Building A Weather App With Django - Part 1</text:p>
        </text:list-item>
        <text:list-item>
          <text:p text:style-name="P49">Building A Weather App With Django - Part 2</text:p>
        </text:list-item>
      </text:list>
      <text:p text:style-name="P3"/>
      <text:p text:style-name="P5">Milestone Project 3</text:p>
      <text:list xml:id="list232630220" text:style-name="L21">
        <text:list-item>
          <text:p text:style-name="P50">Building A Realtime Chat Application With Django - Part <text:span text:style-name="T19">1</text:span></text:p>
        </text:list-item>
        <text:list-item>
          <text:p text:style-name="P50">Building A Realtime Chat Application With Django - Part 2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oft-page-break/>Course: Smart Contract Development with Solidity and Brownie</text:p>
      <text:p text:style-name="P6">Discipline: Science</text:p>
      <text:p text:style-name="P6">Duration:</text:p>
      <text:p text:style-name="P6"/>
      <text:h text:style-name="P1" text:outline-level="3"><text:bookmark text:name="lesson-0-welcome-to-blockchain"/>Lesson 0: Welcome To Blockchain</text:h>
      <text:list xml:id="list2527699293" text:style-name="L22">
        <text:list-item>
          <text:p text:style-name="P51">What is a Blockchain?</text:p>
        </text:list-item>
        <text:list-item>
          <text:p text:style-name="P51">Making Your First Transaction</text:p>
        </text:list-item>
        <text:list-item>
          <text:p text:style-name="P51">How Do Blockchains Work?</text:p>
        </text:list-item>
        <text:list-item>
          <text:p text:style-name="P51">Consensus</text:p>
        </text:list-item>
        <text:list-item>
          <text:p text:style-name="P51">The Future</text:p>
        </text:list-item>
        <text:list-item>
          <text:p text:style-name="P51">Miscellaneous</text:p>
        </text:list-item>
      </text:list>
      <text:h text:style-name="P7" text:outline-level="3"><text:bookmark text:name="lesson-1-welcome-to-remix-simple-storage"/>Lesson 1: Welcome to Remix! Simple Storage</text:h>
      <text:list xml:id="list356758160" text:style-name="L23">
        <text:list-item>
          <text:p text:style-name="P52">Everything in this section can be read about in the Solidity Documentation</text:p>
        </text:list-item>
        <text:list-item>
          <text:p text:style-name="P52">Remix</text:p>
        </text:list-item>
        <text:list-item>
          <text:p text:style-name="P52">Basic Solidity</text:p>
        </text:list-item>
        <text:list-item>
          <text:p text:style-name="P53">Deploying to a "Live" network</text:p>
        </text:list-item>
      </text:list>
      <text:h text:style-name="P8" text:outline-level="3"><text:bookmark text:name="lesson-2-storage-factory"/>Lesson 2: Storage Factory</text:h>
      <text:list xml:id="list3695468835" text:style-name="L24">
        <text:list-item>
          <text:p text:style-name="P54">Inheritance, Factory Pattern, and Interacting with External Contracts</text:p>
        </text:list-item>
        <text:list-item>
          <text:p text:style-name="P54">Lesson 3: Fund Me</text:p>
        </text:list-item>
        <text:list-item>
          <text:p text:style-name="P54">Payable, msg.sender, msg.value, Units of Measure</text:p>
        </text:list-item>
        <text:list-item>
          <text:p text:style-name="P54">Chainlink Oracles</text:p>
        </text:list-item>
        <text:list-item>
          <text:p text:style-name="P54">Importing from NPM and Advanced Solidity</text:p>
        </text:list-item>
      </text:list>
      <text:h text:style-name="P7" text:outline-level="3"><text:bookmark text:name="lesson-4-web3-py-simple-storage"/>Lesson 4: Web3.py Simple Storage</text:h>
      <text:list xml:id="list2428778756" text:style-name="L25">
        <text:list-item>
          <text:p text:style-name="P55">Installing VSCode, Python, and Web3</text:p>
        </text:list-item>
        <text:list-item>
          <text:p text:style-name="P55">Our First Python Script with Web3.py - Deploying a Contract</text:p>
        </text:list-item>
        <text:list-item>
          <text:p text:style-name="P55">Interacting with Our Contract in Python &amp; Web3.py</text:p>
        </text:list-item>
      </text:list>
      <text:h text:style-name="P7" text:outline-level="3"><text:bookmark text:name="lesson-5-brownie-simple-storage"/>Lesson 5: Brownie Simple Storage</text:h>
      <text:list xml:id="list2902155091" text:style-name="L26">
        <text:list-item>
          <text:p text:style-name="P56">Brownie Introduction</text:p>
        </text:list-item>
        <text:list-item>
          <text:p text:style-name="P56">Installing Brownie</text:p>
        </text:list-item>
        <text:list-item>
          <text:p text:style-name="P56">Brownie Simple Storage Project</text:p>
        </text:list-item>
        <text:list-item>
          <text:p text:style-name="P56">Testing Basics</text:p>
        </text:list-item>
      </text:list>
      <text:h text:style-name="P7" text:outline-level="3"><text:bookmark text:name="lesson-6-brownie-fund-me"/>Lesson 6: Brownie Fund Me</text:h>
      <text:list xml:id="list2046087030" text:style-name="L27">
        <text:list-item>
          <text:p text:style-name="P57">Introduction</text:p>
        </text:list-item>
        <text:list-item>
          <text:p text:style-name="P58">Dependencies, Deploying, and Networks</text:p>
        </text:list-item>
        <text:list-item>
          <text:p text:style-name="P58">Funding and Withdrawing Python Scripts</text:p>
        </text:list-item>
        <text:list-item>
          <text:p text:style-name="P57">Testing across networks</text:p>
        </text:list-item>
        <text:list-item>
          <text:p text:style-name="P57">Git</text:p>
        </text:list-item>
      </text:list>
      <text:h text:style-name="P7" text:outline-level="3"><text:bookmark text:name="lesson-7-smartcontract-lottery"/><text:soft-page-break/>Lesson 7: SmartContract Lottery</text:h>
      <text:list xml:id="list1201253489" text:style-name="L28">
        <text:list-item>
          <text:p text:style-name="P59">Introduction</text:p>
        </text:list-item>
        <text:list-item>
          <text:p text:style-name="P59">Lottery.sol</text:p>
        </text:list-item>
        <text:list-item>
          <text:p text:style-name="P59">Testing Lottery.sol</text:p>
        </text:list-item>
        <text:list-item>
          <text:p text:style-name="P59">Lottery.sol Testnet Deployment</text:p>
        </text:list-item>
      </text:list>
      <text:h text:style-name="P7" text:outline-level="3"><text:bookmark text:name="lesson-8-chainlink-mix"/>Lesson 8: Chainlink Mix</text:h>
      <text:list xml:id="list3693975781" text:style-name="L29">
        <text:list-item>
          <text:p text:style-name="P60">Brownie Mixes</text:p>
        </text:list-item>
        <text:list-item>
          <text:p text:style-name="P60">Lesson 9: ERC20s, EIPs, and Token Standards</text:p>
        </text:list-item>
        <text:list-item>
          <text:p text:style-name="P60">Lesson 10: Defi &amp; Aave</text:p>
        </text:list-item>
        <text:list-item>
          <text:p text:style-name="P60">Defi Intro</text:p>
        </text:list-item>
        <text:list-item>
          <text:p text:style-name="P60">Aave UI</text:p>
        </text:list-item>
        <text:list-item>
          <text:p text:style-name="P60">Programmatic Interactions with Aave</text:p>
        </text:list-item>
        <text:list-item>
          <text:p text:style-name="P60">Testing</text:p>
        </text:list-item>
      </text:list>
      <text:h text:style-name="P7" text:outline-level="3"><text:bookmark text:name="lesson-11-nfts"/>Lesson 11: NFTs</text:h>
      <text:list xml:id="list562697014" text:style-name="L30">
        <text:list-item>
          <text:p text:style-name="P61">Non-Technical Explainer</text:p>
        </text:list-item>
        <text:list-item>
          <text:p text:style-name="P61">Simple NFT</text:p>
        </text:list-item>
        <text:list-item>
          <text:p text:style-name="P61">SimpleCollectible Testing</text:p>
        </text:list-item>
        <text:list-item>
          <text:p text:style-name="P61">Advanced NFT</text:p>
        </text:list-item>
        <text:list-item>
          <text:p text:style-name="P61">Advanced deploy_and_create</text:p>
        </text:list-item>
        <text:list-item>
          <text:p text:style-name="P61">Creating Metadata &amp; IPFS</text:p>
        </text:list-item>
      </text:list>
      <text:h text:style-name="P7" text:outline-level="3"><text:bookmark text:name="lesson-12-upgrades"/>Lesson 12: Upgrades</text:h>
      <text:list xml:id="list4015225344" text:style-name="L31">
        <text:list-item>
          <text:p text:style-name="P62">Introduction to upgrading smart contracts</text:p>
        </text:list-item>
        <text:list-item>
          <text:p text:style-name="P62">Upgrades-mix and code</text:p>
        </text:list-item>
        <text:list-item>
          <text:p text:style-name="P62">Testing Upgrades</text:p>
        </text:list-item>
        <text:list-item>
          <text:p text:style-name="P62">Upgrades on a testnet</text:p>
        </text:list-item>
      </text:list>
      <text:p text:style-name="P6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76"><text:soft-page-break/>Course: <text:span text:style-name="T21">Hardware programming with Arduino</text:span></text:p>
      <text:p text:style-name="P76">Discipline: <text:span text:style-name="T22">Electrical Engineering</text:span></text:p>
      <text:p text:style-name="P77">Duration: <text:span text:style-name="T23">12 Lessons</text:span></text:p>
      <text:h text:style-name="P9" text:outline-level="3"/>
      <text:h text:style-name="P9" text:outline-level="3">Day 1: Objective of the course Foundation of Electronics</text:h>
      <text:list xml:id="list3530181795" text:style-name="L32">
        <text:list-item>
          <text:p text:style-name="P63">Course Introduction</text:p>
        </text:list-item>
        <text:list-item>
          <text:p text:style-name="P63">Electricity</text:p>
        </text:list-item>
        <text:list-item>
          <text:p text:style-name="P63">Static Electricity</text:p>
        </text:list-item>
        <text:list-item>
          <text:p text:style-name="P63">Current Electricity</text:p>
        </text:list-item>
        <text:list-item>
          <text:p text:style-name="P63">Voltage</text:p>
        </text:list-item>
        <text:list-item>
          <text:p text:style-name="P63">Current</text:p>
        </text:list-item>
        <text:list-item>
          <text:p text:style-name="P63">Resistance</text:p>
        </text:list-item>
        <text:list-item>
          <text:p text:style-name="P63">Ohm’s Law</text:p>
        </text:list-item>
        <text:list-item>
          <text:p text:style-name="P63">Ohm’s Law Example</text:p>
        </text:list-item>
        <text:list-item>
          <text:p text:style-name="P63">Resistances in Series and Parallel</text:p>
        </text:list-item>
        <text:list-item>
          <text:p text:style-name="P63">Resistance Color Coding</text:p>
        </text:list-item>
      </text:list>
      <text:h text:style-name="P7" text:outline-level="3">Day <text:span text:style-name="T20">2</text:span>: Intro to Arduino Board</text:h>
      <text:list xml:id="list4287306565" text:style-name="L33">
        <text:list-item>
          <text:p text:style-name="P64">What is Micro-controller and Microprocessor</text:p>
        </text:list-item>
        <text:list-item>
          <text:p text:style-name="P64">What category Arduino falls into?</text:p>
        </text:list-item>
        <text:list-item>
          <text:p text:style-name="P64">Different Types of Arduino Boards</text:p>
        </text:list-item>
        <text:list-item>
          <text:p text:style-name="P64">About Arduino</text:p>
        </text:list-item>
        <text:list-item>
          <text:p text:style-name="P64">Parts of Arduino Uno</text:p>
        </text:list-item>
        <text:list-item>
          <text:p text:style-name="P64">Technical Specifications of Arduino Uno</text:p>
        </text:list-item>
      </text:list>
      <text:h text:style-name="P7" text:outline-level="3">Day <text:span text:style-name="T20">3</text:span>: Intro to Arduino IDE</text:h>
      <text:list xml:id="list1684927194" text:style-name="L34">
        <text:list-item>
          <text:p text:style-name="P65">What is IDE?</text:p>
        </text:list-item>
        <text:list-item>
          <text:p text:style-name="P65">Downloading and Installing the official IDE</text:p>
        </text:list-item>
        <text:list-item>
          <text:p text:style-name="P65">Preparing your computer</text:p>
        </text:list-item>
        <text:list-item>
          <text:p text:style-name="P65">Testing the Arduino.  </text:p>
        </text:list-item>
        <text:list-item>
          <text:p text:style-name="P65">What if you don’t have an Arduino board?</text:p>
        </text:list-item>
      </text:list>
      <text:h text:style-name="P7" text:outline-level="3">Day <text:span text:style-name="T20">4</text:span>: <text:span text:style-name="T20">Important tips</text:span></text:h>
      <text:list xml:id="list4074800072" text:style-name="L35">
        <text:list-item>
          <text:p text:style-name="P66">What is breadboard?</text:p>
        </text:list-item>
        <text:list-item>
          <text:p text:style-name="P66">How to make connections in breadboard?</text:p>
        </text:list-item>
        <text:list-item>
          <text:p text:style-name="P66">Some safety instructions and Do’s and Don’ts  </text:p>
        </text:list-item>
        <text:list-item>
          <text:p text:style-name="P66">Input &amp; Output</text:p>
        </text:list-item>
        <text:list-item>
          <text:p text:style-name="P66">Analog &amp; Digital</text:p>
        </text:list-item>
        <text:list-item>
          <text:p text:style-name="P66">Bit &amp; Byte</text:p>
        </text:list-item>
      </text:list>
      <text:h text:style-name="P7" text:outline-level="3">Day <text:span text:style-name="T20">5</text:span>: Arduino Programming</text:h>
      <text:list xml:id="list902113933" text:style-name="L36">
        <text:list-item>
          <text:p text:style-name="P67">Introduction</text:p>
        </text:list-item>
        <text:list-item>
          <text:p text:style-name="P67"><text:soft-page-break/>The First Step into Programming</text:p>
        </text:list-item>
        <text:list-item>
          <text:p text:style-name="P67">Bare minimum structure of an Arduino Program</text:p>
        </text:list-item>
        <text:list-item>
          <text:p text:style-name="P67">Comments</text:p>
        </text:list-item>
        <text:list-item>
          <text:p text:style-name="P67">White Spaces and Case Sensitivity</text:p>
        </text:list-item>
        <text:list-item>
          <text:p text:style-name="P67">pinMode</text:p>
        </text:list-item>
        <text:list-item>
          <text:p text:style-name="P67">digitalWrite and delay</text:p>
        </text:list-item>
        <text:list-item>
          <text:p text:style-name="P67">Camel casing</text:p>
        </text:list-item>
      </text:list>
      <text:h text:style-name="P7" text:outline-level="3">Day 6 Introduction to Variables and Data Types</text:h>
      <text:list xml:id="list2719328842" text:style-name="L37">
        <text:list-item>
          <text:p text:style-name="P68">What are variables and data types  </text:p>
        </text:list-item>
        <text:list-item>
          <text:p text:style-name="P68">Int data type</text:p>
        </text:list-item>
        <text:list-item>
          <text:p text:style-name="P68">Arithmetic operators</text:p>
        </text:list-item>
        <text:list-item>
          <text:p text:style-name="P68">Incrementing and Decrementing our variables</text:p>
        </text:list-item>
        <text:list-item>
          <text:p text:style-name="P68">Float data type</text:p>
        </text:list-item>
        <text:list-item>
          <text:p text:style-name="P68">Bool/Boolean data type</text:p>
        </text:list-item>
        <text:list-item>
          <text:p text:style-name="P68">Byte data type</text:p>
        </text:list-item>
        <text:list-item>
          <text:p text:style-name="P68">Char data type</text:p>
        </text:list-item>
        <text:list-item>
          <text:p text:style-name="P68">Conclusion</text:p>
        </text:list-item>
      </text:list>
      <text:h text:style-name="P7" text:outline-level="3">Day <text:span text:style-name="T20">7</text:span> Variable Scope and Qualifiers</text:h>
      <text:list xml:id="list2657669810" text:style-name="L38">
        <text:list-item>
          <text:p text:style-name="P69">What is Scope? Global and Local Variables</text:p>
        </text:list-item>
        <text:list-item>
          <text:p text:style-name="P69">What are Qualifiers, starting with const qualifier</text:p>
        </text:list-item>
        <text:list-item>
          <text:p text:style-name="P69">Alternative to const qualifier: #define  </text:p>
        </text:list-item>
        <text:list-item>
          <text:p text:style-name="P69">Static Qualifier</text:p>
        </text:list-item>
      </text:list>
      <text:h text:style-name="P7" text:outline-level="3">Day <text:span text:style-name="T20">8</text:span> Comparison and Logical Operators</text:h>
      <text:list xml:id="list982521336" text:style-name="L39">
        <text:list-item>
          <text:p text:style-name="P70">What are comparison operators?</text:p>
        </text:list-item>
        <text:list-item>
          <text:p text:style-name="P70">What are Logical Operators?</text:p>
        </text:list-item>
      </text:list>
      <text:h text:style-name="P7" text:outline-level="3">Day <text:span text:style-name="T20">9</text:span> Control Structures</text:h>
      <text:list xml:id="list1919640630" text:style-name="L40">
        <text:list-item>
          <text:p text:style-name="P71">if statement</text:p>
        </text:list-item>
        <text:list-item>
          <text:p text:style-name="P71">else statement</text:p>
        </text:list-item>
        <text:list-item>
          <text:p text:style-name="P71">A joke :P </text:p>
        </text:list-item>
        <text:list-item>
          <text:p text:style-name="P71">if - else Simulation</text:p>
        </text:list-item>
        <text:list-item>
          <text:p text:style-name="P71">Introduction to loop control structures</text:p>
        </text:list-item>
        <text:list-item>
          <text:p text:style-name="P71">For loop</text:p>
        </text:list-item>
        <text:list-item>
          <text:p text:style-name="P71">While loop</text:p>
        </text:list-item>
        <text:list-item>
          <text:p text:style-name="P71">do…while loop</text:p>
        </text:list-item>
        <text:list-item>
          <text:p text:style-name="P71">break</text:p>
        </text:list-item>
        <text:list-item>
          <text:p text:style-name="P71">continue</text:p>
        </text:list-item>
        <text:list-item>
          <text:p text:style-name="P71">return</text:p>
        </text:list-item>
        <text:list-item>
          <text:p text:style-name="P71">switch..case</text:p>
        </text:list-item>
      </text:list>
      <text:h text:style-name="P7" text:outline-level="3"><text:soft-page-break/>Day <text:span text:style-name="T20">10</text:span> Remaining data types</text:h>
      <text:list xml:id="list3598698429" text:style-name="L41">
        <text:list-item>
          <text:p text:style-name="P72">Arrays</text:p>
        </text:list-item>
        <text:list-item>
          <text:p text:style-name="P72">Strings</text:p>
        </text:list-item>
      </text:list>
      <text:h text:style-name="P7" text:outline-level="3">Day <text:span text:style-name="T20">10</text:span> Functions</text:h>
      <text:list xml:id="list1847053376" text:style-name="L42">
        <text:list-item>
          <text:p text:style-name="P73">What are functions?</text:p>
        </text:list-item>
        <text:list-item>
          <text:p text:style-name="P73">Create your own functions</text:p>
        </text:list-item>
      </text:list>
      <text:h text:style-name="P7" text:outline-level="3">Day <text:span text:style-name="T20">11 </text:span>Arduino Built-in Functions and related concepts</text:h>
      <text:list xml:id="list1600456685" text:style-name="L43">
        <text:list-item>
          <text:p text:style-name="P74">digitalRead &amp; digitalWrite</text:p>
        </text:list-item>
        <text:list-item>
          <text:p text:style-name="P74">analogRead and Analog to Digital Converter (ADC)</text:p>
        </text:list-item>
        <text:list-item>
          <text:p text:style-name="P74">analogWrite and Pulse Width Modulation (PWM)</text:p>
        </text:list-item>
      </text:list>
      <text:h text:style-name="P7" text:outline-level="3">Day <text:span text:style-name="T20">12</text:span> Libraries</text:h>
      <text:list xml:id="list2905780534" text:style-name="L44">
        <text:list-item>
          <text:p text:style-name="P75">What are Libraries?</text:p>
        </text:list-item>
        <text:list-item>
          <text:p text:style-name="P75">How to add Libraries in Arduino IDE</text:p>
        </text:list-item>
        <text:list-item>
          <text:p text:style-name="P75">What's next?</text:p>
        </text:list-item>
      </text:list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30T15:52:22.817443355</meta:creation-date>
    <dc:date>2022-07-06T09:01:54.095966555</dc:date>
    <meta:editing-duration>PT39M37S</meta:editing-duration>
    <meta:editing-cycles>7</meta:editing-cycles>
    <meta:generator>LibreOffice/7.3.1.3$Linux_X86_64 LibreOffice_project/30$Build-3</meta:generator>
    <meta:document-statistic meta:table-count="0" meta:image-count="0" meta:object-count="0" meta:page-count="9" meta:paragraph-count="290" meta:word-count="1277" meta:character-count="7181" meta:non-whitespace-character-count="6391"/>
  </office:meta>
</office:document-meta>
</file>